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Encabezado">
      <style:text-properties officeooo:paragraph-rsid="0022ed3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paragraph-properties fo:text-align="end" style:justify-single-word="false"/>
      <style:text-properties style:font-name="Times New Roman" officeooo:paragraph-rsid="00216c45"/>
    </style:style>
    <style:style style:name="P5" style:family="paragraph" style:parent-style-name="Text_20_body">
      <style:paragraph-properties fo:text-align="end" style:justify-single-word="false"/>
      <style:text-properties style:font-name="Times New Roman" officeooo:paragraph-rsid="00216c45"/>
    </style:style>
    <style:style style:name="P6" style:family="paragraph" style:parent-style-name="Text_20_body">
      <style:paragraph-properties fo:text-align="start" style:justify-single-word="false"/>
      <style:text-properties style:font-name="Times New Roman"/>
    </style:style>
    <style:style style:name="P7" style:family="paragraph" style:parent-style-name="Text_20_body">
      <style:paragraph-properties fo:text-align="start" style:justify-single-word="false"/>
      <style:text-properties style:font-name="Times New Roman" officeooo:rsid="00216c45"/>
    </style:style>
    <style:style style:name="P8" style:family="paragraph" style:parent-style-name="Subtitle">
      <style:paragraph-properties fo:text-align="end" style:justify-single-word="false"/>
      <style:text-properties style:font-name="Times New Roman" officeooo:rsid="00216c45" officeooo:paragraph-rsid="00216c45"/>
    </style:style>
    <style:style style:name="P9" style:family="paragraph" style:parent-style-name="Text_20_body">
      <style:paragraph-properties fo:text-align="start" style:justify-single-word="false"/>
      <style:text-properties officeooo:paragraph-rsid="00200511"/>
    </style:style>
    <style:style style:name="P10" style:family="paragraph" style:parent-style-name="Subtitle">
      <style:paragraph-properties fo:text-align="end" style:justify-single-word="false"/>
      <style:text-properties officeooo:rsid="00216c45" officeooo:paragraph-rsid="00216c45"/>
    </style:style>
    <style:style style:name="P11" style:family="paragraph" style:parent-style-name="Normal">
      <style:text-properties officeooo:rsid="0022ed3c" officeooo:paragraph-rsid="0022ed3c"/>
    </style:style>
    <style:style style:name="P12" style:family="paragraph" style:parent-style-name="Normal">
      <style:paragraph-properties style:writing-mode="lr-tb"/>
    </style:style>
    <style:style style:name="P13" style:family="paragraph" style:parent-style-name="Normal">
      <style:paragraph-properties style:writing-mode="lr-tb"/>
      <style:text-properties fo:font-size="16pt" style:text-underline-style="solid" style:text-underline-width="auto" style:text-underline-color="font-color" fo:font-weight="bold" officeooo:rsid="002418ba" officeooo:paragraph-rsid="002418ba" style:font-size-asian="14pt" style:font-weight-asian="bold" style:font-size-complex="16pt" style:font-weight-complex="bold"/>
    </style:style>
    <style:style style:name="P14" style:family="paragraph" style:parent-style-name="TDC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style:font-name="Liberation Serif" officeooo:rsid="0022ed3c" officeooo:paragraph-rsid="0022ed3c"/>
    </style:style>
    <style:style style:name="P16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rsid="002418ba" officeooo:paragraph-rsid="002418ba" style:font-size-asian="14pt" style:font-weight-asian="bold" style:font-size-complex="16pt" style:font-weight-complex="bold"/>
    </style:style>
    <style:style style:name="P17" style:family="paragraph" style:parent-style-name="Text_20_body">
      <style:text-properties officeooo:rsid="002418ba" officeooo:paragraph-rsid="002418ba"/>
    </style:style>
    <style:style style:name="P18" style:family="paragraph" style:parent-style-name="Title" style:master-page-name="MPF0">
      <style:paragraph-properties style:page-number="0" fo:break-before="pag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text-properties fo:color="#000000" loext:opacity="100%" style:font-name="sans-serif" fo:font-size="26pt" officeooo:rsid="00216c45" style:font-name-asian="Times New Roman" style:font-size-asian="26pt" style:font-name-complex="Times New Roman" style:font-size-complex="26pt"/>
    </style:style>
    <style:style style:name="P21" style:family="paragraph" style:parent-style-name="Normal">
      <style:text-properties officeooo:rsid="0022ed3c" officeooo:paragraph-rsid="0022ed3c"/>
    </style:style>
    <style:style style:name="P22" style:family="paragraph" style:parent-style-name="Normal">
      <style:text-properties officeooo:paragraph-rsid="00285011"/>
    </style:style>
    <style:style style:name="P23" style:family="paragraph" style:parent-style-name="Text_20_body" style:list-style-name="L1">
      <style:text-properties officeooo:rsid="002418ba" officeooo:paragraph-rsid="002418ba"/>
    </style:style>
    <style:style style:name="P24" style:family="paragraph" style:parent-style-name="Text_20_body" style:list-style-name="L2">
      <style:text-properties officeooo:rsid="002418ba" officeooo:paragraph-rsid="002418ba"/>
    </style:style>
    <style:style style:name="P25" style:family="paragraph" style:parent-style-name="Text_20_body" style:list-style-name="L3">
      <style:text-properties officeooo:rsid="002418ba" officeooo:paragraph-rsid="002418ba"/>
    </style:style>
    <style:style style:name="P26" style:family="paragraph">
      <loext:graphic-properties draw:fill="solid" draw:fill-color="#8497b0" draw:opacity="100%"/>
    </style:style>
    <style:style style:name="T1" style:family="text">
      <style:text-properties officeooo:rsid="0022ed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ans-serif"/>
    </style:style>
    <style:style style:name="T4" style:family="text">
      <style:text-properties officeooo:rsid="0028501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8497b0" draw:opacity="100%" fo:min-height="0cm" fo:min-width="0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equisitos funcionales, no funcionales y de informació<text:span text:style-name="T1">n</text:span></text:p>
      <text:p text:style-name="P6"/>
      <text:p text:style-name="P6"><draw:g text:anchor-type="paragraph" draw:z-index="0" draw:name="Grupo 2" draw:style-name="gr1"><draw:custom-shape draw:name="Forma libre 64" draw:style-name="gr2" draw:text-style-name="P26" svg:width="9.685cm" svg:height="10.607cm" svg:x="6.305cm" svg:y="0.307cm"><text:p/><draw:enhanced-geometry svg:viewBox="0 0 1781 1786" draw:text-areas="?f24 ?f26 ?f25 ?f27" draw:glue-points="?f16 ?f17 ?f18 ?f19 ?f20 ?f21 ?f22 ?f23 ?f16 ?f17" draw:type="non-primitive" draw:enhanced-path="M 4 1786 L 0 1782 1776 0 1781 5 4 178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5" draw:style-name="gr2" draw:text-style-name="P26" svg:width="12.147cm" svg:height="13.267cm" svg:x="3.842cm" svg:y="1.155cm"><text:p/><draw:enhanced-geometry svg:viewBox="0 0 2234 2234" draw:text-areas="?f24 ?f26 ?f25 ?f27" draw:glue-points="?f16 ?f17 ?f18 ?f19 ?f20 ?f21 ?f22 ?f23 ?f16 ?f17" draw:type="non-primitive" draw:enhanced-path="M 5 2234 L 0 2229 2229 0 2234 5 5 223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6" draw:style-name="gr2" draw:text-style-name="P26" svg:width="11.946cm" svg:height="13.048cm" svg:x="4.043cm" svg:y="0.716cm"><text:p/><draw:enhanced-geometry svg:viewBox="0 0 2197 2197" draw:text-areas="?f24 ?f26 ?f25 ?f27" draw:glue-points="?f16 ?f17 ?f18 ?f19 ?f20 ?f21 ?f22 ?f23 ?f16 ?f17" draw:type="non-primitive" draw:enhanced-path="M 9 2197 L 0 2193 2188 0 2197 10 9 2197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7" draw:style-name="gr2" draw:text-style-name="P26" svg:width="10.662cm" svg:height="11.676cm" svg:x="5.326cm" svg:y="2.171cm"><text:p/><draw:enhanced-geometry svg:viewBox="0 0 1961 1966" draw:text-areas="?f24 ?f26 ?f25 ?f27" draw:glue-points="?f16 ?f17 ?f18 ?f19 ?f20 ?f21 ?f22 ?f23 ?f16 ?f17" draw:type="non-primitive" draw:enhanced-path="M 9 1966 L 0 1957 1952 0 1961 9 9 196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8" draw:style-name="gr2" draw:text-style-name="P26" svg:width="14.826cm" svg:height="16.225cm" svg:x="1.161cm" svg:y="0.884cm"><text:p/><draw:enhanced-geometry svg:viewBox="0 0 2727 2732" draw:text-areas="?f22 ?f24 ?f23 ?f25" draw:glue-points="?f15 ?f16 ?f15 ?f17 ?f18 ?f19 ?f20 ?f21 ?f15 ?f16" draw:type="non-primitive" draw:enhanced-path="M 0 2732 L 0 2728 2722 0 2727 5 0 273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4"/>
      <text:p text:style-name="P5"/>
      <text:p text:style-name="P8">Sergio Simón Fernández</text:p>
      <text:p text:style-name="P10">1ºDAM</text:p>
      <text:p text:style-name="P9"/>
      <text:table-of-content text:style-name="Sect1" text:name="_TOC0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3">Índice</text:p>
          </text:index-title>
          <text:p text:style-name="P14"><text:a xlink:type="simple" xlink:href="#__RefHeading___Toc136_959107781" text:style-name="Index_20_Link" text:visited-style-name="Index_20_Link">Requisitos funcionales<text:tab/>2</text:a></text:p>
          <text:p text:style-name="P14"><text:a xlink:type="simple" xlink:href="#__RefHeading___Toc140_959107781" text:style-name="Index_20_Link" text:visited-style-name="Index_20_Link">Requisitos no funcionales<text:tab/>2</text:a></text:p>
          <text:p text:style-name="P14"><text:a xlink:type="simple" xlink:href="#__RefHeading___Toc138_959107781" text:style-name="Index_20_Link" text:visited-style-name="Index_20_Link">Requisitos de información<text:tab/>3</text:a></text:p>
        </text:index-body>
      </text:table-of-content>
      <text:h text:style-name="P19" text:outline-level="1"><text:bookmark-start text:name="__RefHeading___Toc136_959107781"/><text:span text:style-name="T3">Requisitos funcionales</text:span> <text:bookmark-end text:name="__RefHeading___Toc136_959107781"/></text:h>
      <text:p text:style-name="Normal"/>
      <text:p text:style-name="P11">RF-01 El usuario podrá registrar un vehículo proporcionado los datos del vehículo y su propietario</text:p>
      <text:p text:style-name="P11">RF-02 El usuario podrá editar los datos sobre un vehículo y su propietario al seleccionar la matricula </text:p>
      <text:p text:style-name="P11">RF-03 El usuario podrá eliminar los datos sobre un vehículo y su propietario al seleccionar la matricula </text:p>
      <text:p text:style-name="P11">RF-04 El usuario podrá aparcar un vehículo siempre y cuando haya sido registrado anteriormente</text:p>
      <text:p text:style-name="P11">RF-05 Si un vehículo esta aparcado el usuario podrá consultar los datos del vehículo y su propietario al seleccionalo </text:p>
      <text:p text:style-name="P22"><text:span text:style-name="T4">RF-06 El usuario podrá liberar una plaza eliminando un vehículo aparcado en el registro</text:span></text:p>
      <text:h text:style-name="P20" text:outline-level="1"><text:bookmark-start text:name="__RefHeading___Toc140_959107781"/>Requisitos no funcionales<text:bookmark-end text:name="__RefHeading___Toc140_959107781"/></text:h>
      <text:p text:style-name="Text_20_body"/>
      <text:p text:style-name="P15">RNF-01: La base de datos tiene que ser en SQLite</text:p>
      <text:p text:style-name="P15">RNF-02: Realizar una aplicación de escritorio</text:p>
      <text:p text:style-name="P15">RNF-03: Utilizar Koin para inyección de dependencias</text:p>
      <text:p text:style-name="P15">RNF-04: Uso de Model-View-ViewModel para el código</text:p>
      <text:p text:style-name="P15">RNF-05: Utilizar Kotlin como lenguaje</text:p>
      <text:p text:style-name="P15">RNF-06: Uso de Kotlin logger para tener un log de la aplicación</text:p>
      <text:p text:style-name="P15">RNF-07: Uso de gson para crear DTO</text:p>
      <text:p text:style-name="P15">RNF-08: Uso de JavaFX para la creación de la interfaz</text:p>
      <text:p text:style-name="P15">RNF-09: Testeo de ViewModel, repositorios, controladores y la base de datos</text:p>
      <text:p text:style-name="P15">RNF-10: Uso de programación reactiva (observers, listeners)</text:p>
      <text:p text:style-name="P15">RNF-11: No se pueden aparcar mas de 10 vehículos a la vez</text:p>
      <text:p text:style-name="P15">RNF-12: Exportar vehículos y sus propietarios registrados en la BBDD en formato JSON</text:p>
      <text:p text:style-name="P15">RNF-13: Usar Railway Oriented Programming en el proyecto</text:p>
      <text:p text:style-name="P15">RNF-14: Respetar siempre que sea posible los principios SOLID</text:p>
      <text:p text:style-name="P15"/>
      <text:p text:style-name="P15"/>
      <text:p text:style-name="P15"/>
      <text:h text:style-name="Heading_20_1" text:outline-level="1" text:is-list-header="true"><text:bookmark-start text:name="__RefHeading___Toc138_959107781"/><text:soft-page-break/><text:span text:style-name="T3">Requisitos de información</text:span> <text:bookmark-end text:name="__RefHeading___Toc138_959107781"/></text:h>
      <text:p text:style-name="Normal"/>
      <text:p text:style-name="P12"><text:span text:style-name="T3">RI-01: Datos del propietario del coche</text:span><text:line-break/><text:span text:style-name="T3">-</text:span> <text:span text:style-name="T3">Dni [String,Único]</text:span><text:line-break/><text:span text:style-name="T3">-</text:span> <text:span text:style-name="T3">Nombre y apellidos[String]</text:span><text:line-break/><text:span text:style-name="T3">-</text:span> <text:span text:style-name="T3">Teléfono[Int(9)]</text:span><text:line-break/><text:span text:style-name="T3">-</text:span> <text:span text:style-name="T3">Correo[String, Unico]</text:span> </text:p>
      <text:p text:style-name="P12"/>
      <text:p text:style-name="P13">RI-01 Profesor</text:p>
      <text:list text:style-name="L1">
        <text:list-item>
          <text:p text:style-name="P23">DNI [String Único]</text:p>
        </text:list-item>
        <text:list-item>
          <text:p text:style-name="P23">Nombre [String]</text:p>
        </text:list-item>
        <text:list-item>
          <text:p text:style-name="P23">Apellido [String]</text:p>
        </text:list-item>
      </text:list>
      <text:p text:style-name="P17"/>
      <text:p text:style-name="P16">RI-02 Vehiculo</text:p>
      <text:list text:style-name="L2">
        <text:list-item>
          <text:p text:style-name="P24">Matricula [String Único]</text:p>
        </text:list-item>
        <text:list-item>
          <text:p text:style-name="P24">DNI_Propietario [String]</text:p>
        </text:list-item>
        <text:list-item>
          <text:p text:style-name="P24">Marca [String]</text:p>
        </text:list-item>
        <text:list-item>
          <text:p text:style-name="P24">Modelo [String]</text:p>
        </text:list-item>
        <text:list-item>
          <text:p text:style-name="P24">Tipo de Vehiculo [Tipo Vehiculo]</text:p>
        </text:list-item>
      </text:list>
      <text:p text:style-name="P17"/>
      <text:p text:style-name="P16">RI-03 Aparcamiento</text:p>
      <text:list text:style-name="L3">
        <text:list-item>
          <text:p text:style-name="P25">Matricula [String Único]</text:p>
        </text:list-item>
        <text:list-item>
          <text:p text:style-name="P25">Tipo de Vehiculo [Tipo Vehiculo]</text:p>
        </text:list-item>
        <text:list-item>
          <text:p text:style-name="P25">DNI_Propietario [String]</text:p>
        </text:list-item>
        <text:list-item>
          <text:p text:style-name="P25">Fecha de ingreso [String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000000" loext:opacity="100%" style:font-name="Liberation Serif" fo:font-family="'Liberation Serif'" style:font-family-generic="roman" style:font-pitch="variable" fo:font-size="26pt" officeooo:rsid="00216c45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000000" loext:opacity="100%" style:font-name="Liberation Serif" fo:font-family="'Liberation Serif'" style:font-family-generic="roman" style:font-pitch="variable" fo:font-size="20pt" officeooo:rsid="00216c45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style:font-name="Liberation Serif" fo:font-family="'Liberation Serif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es" style:country-asian="ES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Heading_20_1" style:next-style-name="Normal" style:default-outline-level="" style:list-style-name="">
      <style:paragraph-properties fo:hyphenation-ladder-count="no-limit"/>
      <style:text-properties style:language-asian="es" style:country-asian="ES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8496b0" loext:opacity="100%" style:font-name="Times New Roman" fo:font-family="'Times New Roman'" style:font-family-generic="roman" style:font-pitch="variable" fo:font-size="28pt" fo:font-weight="bold" officeooo:rsid="00200511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color="#4472c4" loext:opacity="100%" style:font-name="Times New Roman" fo:font-family="'Times New Roman'" style:font-family-generic="roman" style:font-pitch="variable" fo:font-size="18pt" style:font-size-asian="18pt" style:font-size-complex="18pt"/>
    </style:style>
    <style:style style:name="Fuente_20_de_20_párrafo_20_predeter." style:display-name="Fuente de párrafo predeter." style:family="text"/>
    <style:style style:name="Sin_20_espaciado_20_Car" style:display-name="Sin espaciado Car" style:family="text" style:parent-style-name="Fuente_20_de_20_párrafo_20_predeter.">
      <style:text-properties style:font-name-asian="Times New Roman" style:font-family-asian="'Times New Roman'" style:font-family-generic-asian="roman" style:font-pitch-asian="variable" style:language-asian="es" style:country-asian="ES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22pt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22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Énfasis_20_intenso" style:display-name="Énfasis intenso" style:family="text" style:parent-style-name="Fuente_20_de_20_párrafo_20_predeter.">
      <style:text-properties fo:color="#4472c4" loext:opacity="100%" fo:font-style="italic" style:font-style-asian="italic" style:font-style-complex="italic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officeooo:paragraph-rsid="0022ed3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2ed3c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.385cm" fo:padding-bottom="0.385cm" fo:padding-left="2.136cm" fo:padding-right="2.136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Requisitos funcionales, no funcionales y de informació<text:span text:style-name="MT1">n</text:span> <text:s text:c="23"/>Sergio Simón Fernández</text:p>
      </style:header>
      <style:header-first>
        <text:p text:style-name="Encabezado"/>
      </style:header-first>
      <style:footer>
        <text:p text:style-name="MP2">Página <text:span text:style-name="Fuente_20_de_20_párrafo_20_predeter."><text:span text:style-name="MT2"><text:page-number text:select-page="current">3</text:page-number></text:span></text:span><text:s/>de <text:span text:style-name="Fuente_20_de_20_párrafo_20_predeter."><text:span text:style-name="MT2"><text:page-count>4</text:page-count></text:span></text:span></text:p>
        <text:p text:style-name="Footer"/>
      </style:footer>
      <style:footer-first>
        <text:p text:style-name="Footer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 LibreOffice_project/9c0871452b3918c1019dde9bfac75448afc4b57f</meta:generator>
    <dc:title>Tema</dc:title>
    <dc:description/>
    <dc:subject/>
    <meta:creation-date>2023-06-04T16:55:33.446000000</meta:creation-date>
    <meta:editing-cycles>5</meta:editing-cycles>
    <meta:editing-duration>PT4H16M55S</meta:editing-duration>
    <dc:date>2023-06-05T12:57:52.603000000</dc:date>
    <meta:document-statistic meta:table-count="0" meta:image-count="0" meta:object-count="0" meta:page-count="4" meta:paragraph-count="48" meta:word-count="336" meta:character-count="2187" meta:non-whitespace-character-count="1882"/>
  </office:meta>
</office:document-meta>
</file>